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iewControllerRegistryTests.getController( String 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iewControllerRegistryTests.addViewControllerWithDefaultView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iewControllerRegistry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iewControllerRegistryTests.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iewControllerRegistryTests.addRedirectView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iewControllerRegistryTests.addStatus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iewControllerRegistryTests.getRedirectView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iewControllerRegistryTests.addRedirectViewControllerWithCustom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iewControllerRegistryTests.noViewControl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iewControllerRegistryTests.addView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